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a039" officeooo:paragraph-rsid="0018a039"/>
    </style:style>
    <style:style style:name="P2" style:family="paragraph" style:parent-style-name="Standard" style:list-style-name="L1">
      <style:text-properties officeooo:rsid="0018a039" officeooo:paragraph-rsid="0018a039"/>
    </style:style>
    <style:style style:name="P3" style:family="paragraph" style:parent-style-name="Standard" style:list-style-name="L2">
      <style:text-properties officeooo:rsid="0018a039" officeooo:paragraph-rsid="0018a039"/>
    </style:style>
    <style:style style:name="P4" style:family="paragraph" style:parent-style-name="Standard" style:list-style-name="L2">
      <style:text-properties officeooo:rsid="00192e58" officeooo:paragraph-rsid="00192e58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lyse du déplacement d’un système par vidéo</text:p>
      <text:p text:style-name="P1"/>
      <text:list xml:id="list4172281449810113802" text:style-name="L1">
        <text:list-item>
          <text:p text:style-name="P2">Exemple : lâcher une balle</text:p>
          <text:list>
            <text:list-item>
              <text:p text:style-name="P2">On n’enregistre pas lorsque la balle est tenue par la main, ou lorsqu’elle est en contact avec le sol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>TP 02</text:p>
      <text:p text:style-name="P1"/>
      <text:list xml:id="list4428629954492634911" text:style-name="L2">
        <text:list-item>
          <text:p text:style-name="P3"><draw:frame draw:style-name="fr1" draw:name="Objet1" text:anchor-type="as-char" svg:y="-0.437cm" svg:width="3.53cm" svg:height="0.591cm" draw:z-index="0"><draw:object xlink:href="./Object 1" xlink:type="simple" xlink:show="embed" xlink:actuate="onLoad"/><draw:image xlink:href="./ObjectReplacements/Object 1" xlink:type="simple" xlink:show="embed" xlink:actuate="onLoad"/></draw:frame></text:p>
          <text:p text:style-name="P4">à t=0 s : y = a0</text:p>
          <text:p text:style-name="P4">à t=0 s : balle se trouve à (0;0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0:49:48.708000000</meta:creation-date>
    <dc:date>2018-09-12T13:48:22.845000000</dc:date>
    <meta:editing-duration>PT1H9M52S</meta:editing-duration>
    <meta:editing-cycles>1</meta:editing-cycles>
    <meta:document-statistic meta:table-count="0" meta:image-count="0" meta:object-count="1" meta:page-count="1" meta:paragraph-count="7" meta:word-count="54" meta:character-count="231" meta:non-whitespace-character-count="188"/>
    <meta:generator>LibreOffice/5.1.6.2$Windows_x86 LibreOffice_project/07ac168c60a517dba0f0d7bc7540f5afa45f0909</meta:generator>
  </office:meta>
</office:document-meta>
</file>

<file path=Object 1/content.xml><?xml version="1.0" encoding="utf-8"?>
<math xmlns="http://www.w3.org/1998/Math/MathML" display="block">
  <semantics>
    <mrow>
      <mi>y</mi>
      <mo stretchy="false">=</mo>
      <mrow>
        <msub>
          <mi>a</mi>
          <mn>0</mn>
        </msub>
        <mo stretchy="false">+</mo>
        <mrow>
          <msub>
            <mi>a</mi>
            <mn>1</mn>
          </msub>
          <mo stretchy="false">×</mo>
          <mi>t</mi>
        </mrow>
        <mo stretchy="false">+</mo>
        <msub>
          <mi>a</mi>
          <mn>2</mn>
        </msub>
        <mo stretchy="false">+</mo>
        <msup>
          <mi>t</mi>
          <mn>2</mn>
        </msup>
      </mrow>
    </mrow>
    <annotation encoding="StarMath 5.0">y = a_0 + a_1 times t + a_2 + t^2</annotation>
  </semantics>
</math>
</file>